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office:value-type="string" calcext:value-type="string">
            <text:p>online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office:value-type="string" calcext:value-type="string">
            <text:p>onl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 table:style-name="ce1" office:value-type="string" calcext:value-type="string">
            <text:p>26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9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6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7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arcijalni ispit 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6.08.2023. </text:p>
            <text:p>      (09:30 - 11:00) </text:p>
          </table:table-cell>
          <table:table-cell table:style-name="ce1" office:value-type="string" calcext:value-type="string">
            <text:p>Završni ispit PO_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8.08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13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08-28T22:25:43.951570648</dc:date>
    <meta:editing-duration>P1DT17H48M29S</meta:editing-duration>
    <meta:editing-cycles>11</meta:editing-cycles>
    <meta:generator>LibreOffice/7.3.7.2$Linux_X86_64 LibreOffice_project/30$Build-2</meta:generator>
    <meta:document-statistic meta:table-count="1" meta:cell-count="102" meta:object-count="0"/>
  </office:meta>
</office:document-meta>
</file>